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 fo:break-before="page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fo:color="#152540" loext:opacity="100%" fo:font-style="normal" fo:font-weight="normal" style:font-weight-asian="normal" style:font-weight-complex="normal"/>
    </style:style>
    <style:style style:name="P4" style:family="paragraph" style:parent-style-name="Text_20_body" style:list-style-name="L1">
      <style:paragraph-properties fo:margin-left="0cm" fo:margin-right="0cm" fo:text-indent="0cm" style:auto-text-indent="false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fo:color="#ff0000" loext:opacity="100%" officeooo:rsid="0007cf82" officeooo:paragraph-rsid="0007cf82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152540" loext:opacity="100%" fo:font-style="normal" fo:font-weight="normal" officeooo:rsid="0007cf82" officeooo:paragraph-rsid="0007cf82" style:font-weight-asian="normal" style:font-weight-complex="normal"/>
    </style:style>
    <style:style style:name="P7" style:family="paragraph" style:parent-style-name="Text_20_body" style:list-style-name="L2">
      <style:paragraph-properties fo:margin-left="0cm" fo:margin-right="0cm" fo:text-indent="0cm" style:auto-text-indent="false"/>
      <style:text-properties fo:font-variant="normal" fo:text-transform="none" fo:color="#152540" loext:opacity="100%" fo:font-style="normal" fo:font-weight="normal" officeooo:paragraph-rsid="0007cf82"/>
    </style:style>
    <style:style style:name="P8" style:family="paragraph" style:parent-style-name="Text_20_body" style:list-style-name="L2">
      <style:paragraph-properties fo:margin-left="0cm" fo:margin-right="0cm" fo:text-indent="0cm" style:auto-text-indent="false"/>
      <style:text-properties fo:font-variant="normal" fo:text-transform="none" fo:color="#152540" loext:opacity="100%" fo:font-style="normal" fo:font-weight="normal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152540" loext:opacity="100%" fo:font-style="normal" fo:font-weight="normal"/>
    </style:style>
    <style:style style:name="P10" style:family="paragraph" style:parent-style-name="Text_20_body" style:list-style-name="L3">
      <style:paragraph-properties fo:margin-left="0cm" fo:margin-right="0cm" fo:text-indent="0cm" style:auto-text-indent="false"/>
      <style:text-properties fo:font-variant="normal" fo:text-transform="none" fo:color="#152540" loext:opacity="100%" fo:font-style="normal" fo:font-weight="normal" officeooo:paragraph-rsid="0007cf82"/>
    </style:style>
    <style:style style:name="P11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fo:color="#152540" loext:opacity="100%" fo:font-style="normal" fo:font-weight="normal" officeooo:paragraph-rsid="0007cf82"/>
    </style:style>
    <style:style style:name="P12" style:family="paragraph" style:parent-style-name="Text_20_body" style:list-style-name="L4">
      <style:text-properties officeooo:paragraph-rsid="0007cf82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152540" loext:opacity="100%" fo:font-style="normal" fo:font-weight="normal" officeooo:rsid="0007cf82" officeooo:paragraph-rsid="0007cf82"/>
    </style:style>
    <style:style style:name="P14" style:family="paragraph" style:parent-style-name="Text_20_body" style:list-style-name="L5">
      <style:paragraph-properties fo:margin-left="0cm" fo:margin-right="0cm" fo:text-indent="0cm" style:auto-text-indent="false"/>
      <style:text-properties fo:font-variant="normal" fo:text-transform="none" fo:color="#152540" loext:opacity="100%" fo:font-style="normal" fo:font-weight="normal" officeooo:rsid="0007cf82" officeooo:paragraph-rsid="0007cf82" style:font-weight-asian="normal" style:font-weight-complex="normal"/>
    </style:style>
    <style:style style:name="P15" style:family="paragraph" style:parent-style-name="Text_20_body" style:list-style-name="L5">
      <style:paragraph-properties fo:margin-left="0cm" fo:margin-right="0cm" fo:text-indent="0cm" style:auto-text-indent="false"/>
      <style:text-properties fo:font-variant="normal" fo:text-transform="none" fo:color="#152540" loext:opacity="100%" fo:font-style="normal" fo:font-weight="normal"/>
    </style:style>
    <style:style style:name="P16" style:family="paragraph" style:parent-style-name="Text_20_body" style:list-style-name="L6">
      <style:paragraph-properties fo:margin-left="0cm" fo:margin-right="0cm" fo:text-indent="0cm" style:auto-text-indent="false"/>
      <style:text-properties fo:font-variant="normal" fo:text-transform="none" fo:color="#152540" loext:opacity="100%" fo:font-style="normal" fo:font-weight="normal" officeooo:paragraph-rsid="0007cf82"/>
    </style:style>
    <style:style style:name="P17" style:family="paragraph" style:parent-style-name="Text_20_body" style:list-style-name="L6">
      <style:paragraph-properties fo:margin-left="0cm" fo:margin-right="0cm" fo:text-indent="0cm" style:auto-text-indent="false"/>
      <style:text-properties fo:font-variant="normal" fo:text-transform="none" fo:color="#152540" loext:opacity="100%" fo:font-style="normal" fo:font-weight="normal"/>
    </style:style>
    <style:style style:name="P18" style:family="paragraph" style:parent-style-name="Text_20_body" style:list-style-name="L7">
      <style:paragraph-properties fo:margin-left="0cm" fo:margin-right="0cm" fo:text-indent="0cm" style:auto-text-indent="false"/>
      <style:text-properties fo:font-variant="normal" fo:text-transform="none" fo:color="#152540" loext:opacity="100%" fo:font-style="normal" fo:font-weight="normal" officeooo:rsid="0007cf82" officeooo:paragraph-rsid="0007cf82" style:font-weight-asian="normal" style:font-weight-complex="normal"/>
    </style:style>
    <style:style style:name="P19" style:family="paragraph" style:parent-style-name="Text_20_body" style:list-style-name="L7">
      <style:paragraph-properties fo:margin-left="0cm" fo:margin-right="0cm" fo:text-indent="0cm" style:auto-text-indent="false"/>
      <style:text-properties fo:font-variant="normal" fo:text-transform="none" fo:color="#152540" loext:opacity="100%" fo:font-style="normal" fo:font-weight="normal"/>
    </style:style>
    <style:style style:name="P20" style:family="paragraph" style:parent-style-name="Text_20_body" style:list-style-name="L8">
      <style:text-properties fo:font-variant="normal" fo:text-transform="none" fo:color="#152540" loext:opacity="100%" fo:font-style="normal" fo:font-weight="normal" officeooo:rsid="00086120" officeooo:paragraph-rsid="00086120" style:font-weight-asian="normal" style:font-weight-complex="normal"/>
    </style:style>
    <style:style style:name="P21" style:family="paragraph" style:parent-style-name="Text_20_body">
      <style:text-properties fo:font-variant="normal" fo:text-transform="none" fo:color="#152540" loext:opacity="100%" fo:font-style="normal" fo:font-weight="normal" officeooo:rsid="00086120" officeooo:paragraph-rsid="00086120" style:font-weight-asian="normal" style:font-weight-complex="normal"/>
    </style:style>
    <style:style style:name="P22" style:family="paragraph" style:parent-style-name="Text_20_body">
      <style:text-properties fo:font-variant="normal" fo:text-transform="none" fo:color="#152540" loext:opacity="100%" fo:font-style="normal" fo:font-weight="bold" officeooo:rsid="00086120" officeooo:paragraph-rsid="00086120" style:font-weight-asian="bold" style:font-weight-complex="bold"/>
    </style:style>
    <style:style style:name="P23" style:family="paragraph" style:parent-style-name="Text_20_body" style:list-style-name="L9">
      <style:text-properties fo:font-variant="normal" fo:text-transform="none" fo:color="#152540" loext:opacity="100%" fo:font-style="normal" fo:font-weight="normal" officeooo:rsid="00086120" officeooo:paragraph-rsid="00086120" style:font-weight-asian="normal" style:font-weight-complex="normal"/>
    </style:style>
    <style:style style:name="T1" style:family="text">
      <style:text-properties fo:font-variant="normal" fo:text-transform="none" fo:color="#152540" loext:opacity="100%" fo:font-style="normal" fo:font-weight="bold"/>
    </style:style>
    <style:style style:name="T2" style:family="text">
      <style:text-properties fo:font-variant="normal" fo:text-transform="none" fo:color="#152540" loext:opacity="100%" fo:font-style="normal" fo:font-weight="normal"/>
    </style:style>
    <style:style style:name="T3" style:family="text">
      <style:text-properties fo:font-variant="normal" fo:text-transform="none" fo:font-style="normal" fo:font-weight="bold"/>
    </style:style>
    <style:style style:name="T4" style:family="text">
      <style:text-properties officeooo:rsid="0007cf82" style:font-weight-asian="normal" style:font-weight-complex="normal"/>
    </style:style>
    <style:style style:name="T5" style:family="text">
      <style:text-properties fo:font-variant="normal" fo:text-transform="none" fo:color="#152540" loext:opacity="100%" fo:font-style="normal" fo:font-weight="normal" officeooo:rsid="0007cf82"/>
    </style:style>
    <style:style style:name="T6" style:family="text">
      <style:text-properties fo:font-variant="normal" fo:text-transform="none" fo:color="#ff0000" loext:opacity="100%" fo:font-style="normal" fo:font-weight="bold" officeooo:rsid="0007cf82"/>
    </style:style>
    <style:style style:name="T7" style:family="text">
      <style:text-properties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rabajo de conceptos emprendedores </text:span></text:p>
      <text:p text:style-name="P2"><text:span text:style-name="T1">Trabajo por cuenta propia </text:span></text:p>
      <text:p text:style-name="P1"><text:span text:style-name="T2">Ser autónomo, o trabajar por cuenta propia, significa trabajar de manera independiente, eres tu propio jefe.</text:span><text:span text:style-name="T1"> </text:span></text:p>
      <text:p text:style-name="P1"><text:span text:style-name="T2">Por ejemplo, una persona que prepara pan en las mañanas y lo reparte por su pueblo es un autónomo.</text:span><text:span text:style-name="T1"> </text:span></text:p>
      <text:list text:style-name="L1">
        <text:list-item>
          <text:p text:style-name="P3">Los autónomos deben trabajar muchas mas horas que los trabajadores en relación laboral</text:p>
        </text:list-item>
        <text:list-item>
          <text:p text:style-name="P4"><text:span text:style-name="T2">La mayoría son jovenes</text:span></text:p>
        </text:list-item>
      </text:list>
      <text:p text:style-name="P5"><text:span text:style-name="T3">ventajas/desventajas</text:span></text:p>
      <text:p text:style-name="P6"/>
      <text:list text:style-name="L2">
        <text:list-item>
          <text:p text:style-name="P7"><text:span text:style-name="T4">Flexibilidad en los horarios</text:span></text:p>
        </text:list-item>
        <text:list-item>
          <text:p text:style-name="P7">Trabajas como y cuando quieres</text:p>
        </text:list-item>
        <text:list-item>
          <text:p text:style-name="P8">Control de las decisiones</text:p>
        </text:list-item>
      </text:list>
      <text:p text:style-name="P9"/>
      <text:p text:style-name="P9"/>
      <text:list text:style-name="L3">
        <text:list-item>
          <text:p text:style-name="P10"><text:span text:style-name="T4">Riesgo de ingresos</text:span></text:p>
        </text:list-item>
        <text:list-item>
          <text:p text:style-name="P10">Inversión inicial</text:p>
        </text:list-item>
        <text:list-item>
          <text:p text:style-name="P10">Pago de impuestos</text:p>
        </text:list-item>
        <text:list-item>
          <text:p text:style-name="P11">Incertidumbre</text:p>
        </text:list-item>
      </text:list>
      <text:p text:style-name="P5"><text:span text:style-name="T3"/></text:p>
      <text:p text:style-name="P5"><text:span text:style-name="T3"/></text:p>
      <text:p text:style-name="P5"><text:span text:style-name="T1">CUALIDADES EMPRENDEDORAS</text:span><text:span text:style-name="T3"> </text:span></text:p>
      <text:p text:style-name="P5"><text:span text:style-name="T2">Habilidades, características y actitudes que permiten a una persona fracasar o tener éxito en su emprendimiento</text:span><text:span text:style-name="T3"> </text:span></text:p>
      <text:p text:style-name="P5"><text:span text:style-name="T2">Alguien que no sepa ver una buena oportunidad, no identifique los gastos innecesarios, o no tenga la capacidad de llevar un negocio no durara mucho siendo autonomo</text:span><text:span text:style-name="T3"> </text:span></text:p>
      <text:list text:style-name="L4">
        <text:list-item>
          <text:p text:style-name="P12"><text:span text:style-name="T5">Habilidades como el liderazgo o la buena comunicación son claves para llevar un negocio</text:span><text:span text:style-name="T6"> </text:span></text:p>
        </text:list-item>
      </text:list>
      <text:p text:style-name="P5"><text:span text:style-name="T3"/></text:p>
      <text:p text:style-name="P5"><text:span text:style-name="T1">ENTORNOS VUCA</text:span><text:span text:style-name="T3"> </text:span></text:p>
      <text:p text:style-name="P5"><text:span text:style-name="T2">Es un termino que según sus siglas en ingles se refiere a entornos con volatilidad, incertidumbre, complejidad y ambigüedad.</text:span><text:span text:style-name="T3"> </text:span></text:p>
      <text:p text:style-name="P5"><text:span text:style-name="T2">El entorno de la informática es compatible con esta definición por las constantes innovaciones de las tecnologías</text:span><text:span text:style-name="T3"> </text:span></text:p>
      <text:p text:style-name="P5"><text:span text:style-name="T3"/></text:p>
      <text:p text:style-name="P13"><text:span text:style-name="T7"/></text:p>
      <text:list text:style-name="L5">
        <text:list-item>
          <text:p text:style-name="P14">El termino surgió en el ejercito de los Estados Unidos</text:p>
        </text:list-item>
        <text:list-item>
          <text:p text:style-name="P15"><text:soft-page-break/>Durante la pandemia del covid-19 la gran mayoría de sectores eran parte de este tipo de entornos</text:p>
        </text:list-item>
      </text:list>
      <text:p text:style-name="P5"><text:span text:style-name="T3"/></text:p>
      <text:p text:style-name="P5"><text:span text:style-name="T1">SOFT SKILLS</text:span><text:span text:style-name="T3"> </text:span></text:p>
      <text:p text:style-name="P5"><text:span text:style-name="T2">Son características de una persona que influyen en como interactúa con otras en el entorno laboral o social</text:span><text:span text:style-name="T3"> </text:span></text:p>
      <text:p text:style-name="P5"><text:span text:style-name="T2">Una persona empática, colaboradora o paciente es un ejemplo de alguien con estas “habilidades”</text:span><text:span text:style-name="T3"> </text:span></text:p>
      <text:p text:style-name="P13"><text:span text:style-name="T7"/></text:p>
      <text:list text:style-name="L6">
        <text:list-item>
          <text:p text:style-name="P16"><text:span text:style-name="T4">Son una buena adición al CV</text:span></text:p>
        </text:list-item>
        <text:list-item>
          <text:p text:style-name="P16">Resaltan bastante en la actualidad</text:p>
        </text:list-item>
        <text:list-item>
          <text:p text:style-name="P17">Las empresas tratan de desarrollarlas en sus trabajadores</text:p>
        </text:list-item>
      </text:list>
      <text:p text:style-name="P5"><text:span text:style-name="T3"/></text:p>
      <text:p text:style-name="P5"><text:span text:style-name="T1">OBJETIVOS DE DESARROLO SOSTENIBLES (ODS)</text:span><text:span text:style-name="T3"> </text:span></text:p>
      <text:p text:style-name="P5"><text:span text:style-name="T2">17 objetivos que propone la ONU para lograr diversos objetivos en beneficio del planeta y la sociedad</text:span><text:span text:style-name="T3"> </text:span></text:p>
      <text:p text:style-name="P5"><text:span text:style-name="T2">Un ejemplo claro para las empresas es el cumplimiento del objetivo 8 “Trabajo decente y crecimiento economico”</text:span><text:span text:style-name="T3"> </text:span></text:p>
      <text:p text:style-name="P13"><text:span text:style-name="T7"/></text:p>
      <text:list text:style-name="L7">
        <text:list-item>
          <text:p text:style-name="P18">Se establecieron en el 2015 y se planean conseguir para el 2030</text:p>
        </text:list-item>
        <text:list-item>
          <text:p text:style-name="P19">Engloban mucho mas que el ámbito laboral</text:p>
        </text:list-item>
      </text:list>
      <text:p text:style-name="P5"><text:span text:style-name="T3"/></text:p>
      <text:p text:style-name="P5"><text:span text:style-name="T1">NETWORKING</text:span><text:span text:style-name="T3"> </text:span></text:p>
      <text:p text:style-name="P5"><text:span text:style-name="T2">Practica que busca crear una red de contactos con el objetivo de facilitar las oportunidades laborales</text:span><text:span text:style-name="T3"> </text:span></text:p>
      <text:p text:style-name="P5"><text:span text:style-name="T2">El ejemplo mas claro de esto son las convenciones donde las personas comparten sus proyectos</text:span><text:span text:style-name="T3"> </text:span></text:p>
      <text:list text:style-name="L8">
        <text:list-item>
          <text:p text:style-name="P20">Las redes sociales son un buen espacio para esta practica</text:p>
        </text:list-item>
        <text:list-item>
          <text:p text:style-name="P20">Tener contactos de calidad compensa tener poca experiencia</text:p>
        </text:list-item>
      </text:list>
      <text:p text:style-name="P21"/>
      <text:p text:style-name="P22">PIVOTAR</text:p>
      <text:p text:style-name="P21">Cambiar de direccion nuestra idea de negocio cuando veamos mejores oportunidades .</text:p>
      <text:p text:style-name="P21">Por ejemplo <text:s/>un restaurante que cuenta con servicio en el local o para llevar, si ve que muy poca gente pide para llevar puede reducir el personal y los recursos del servicio y enfocarlos en el servicio en el local.</text:p>
      <text:list text:style-name="L9">
        <text:list-item>
          <text:p text:style-name="P23">Existen varias formas de pivotar, sin tener que cambiar toda la estructura del negocio obligatoriamente</text:p>
        </text:list-item>
        <text:list-item>
          <text:p text:style-name="P23"><text:soft-page-break/>Es muy comun que las empresas que no pivoteen no tengan mucho exito</text:p>
        </text:list-item>
      </text:list>
      <text:p text:style-name="P5"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1T13:41:05.644000000</meta:creation-date>
    <dc:date>2024-11-21T14:16:38.366000000</dc:date>
    <meta:editing-duration>PT1M7S</meta:editing-duration>
    <meta:editing-cycles>1</meta:editing-cycles>
    <meta:document-statistic meta:table-count="0" meta:image-count="0" meta:object-count="0" meta:page-count="4" meta:paragraph-count="44" meta:word-count="470" meta:character-count="2844" meta:non-whitespace-character-count="2418"/>
    <meta:generator>LibreOffice/24.8.0.3$Windows_X86_64 LibreOffice_project/0bdf1299c94fe897b119f97f3c613e9dca6be583</meta:generator>
  </office:meta>
</office:document-meta>
</file>